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<text:span text:style-name="T5">histoires</text:span> sont composées de plusieurs <text:span text:style-name="T2">corps de texte</text:span><text:span text:style-name="T5"> </text:span>et<text:span text:style-name="T5"> choix</text:span> eux même composé de <text:span text:style-name="T2">textes</text:span> et <text:span text:style-name="T2">d'identifiant</text:span> vers les suites potentiels de cette histoire. Certains corps de texte contiennent des <text:span text:style-name="T6">images.</text:span></text:p>
      <text:p text:style-name="P1"><text:span text:style-name="T5">L'utilisateur</text:span> doit pouvoir se connecter pour <text:span text:style-name="T2">conserver ses parties</text:span> en cours et créer des histoires. Pour se connecter, il aura besoin d'un <text:span text:style-name="T6">identifiant</text:span><text:span text:style-name="T1">,</text:span> d'un <text:span text:style-name="T2">mail</text:span> et d'un<text:span text:style-name="T2"> mot de passe</text:span>.</text:p>
      <text:p text:style-name="P1">Des <text:span text:style-name="T3">succès</text:span> pourront être débloqué par les personnes connectés.</text:p>
      <text:p text:style-name="P1">Les <text:span text:style-name="T5">admins</text:span> sont des <text:span text:style-name="T5">utilisateurs</text:span> qui peuvent modifier toutes les histoires.</text:p>
      <text:p text:style-name="P1"/>
      <text:p text:style-name="P1">Pour créer <text:span text:style-name="T5">l'histoire,</text:span> <text:span text:style-name="T5">l'utilisateur</text:span> devra rentrer le <text:span text:style-name="T4">nom</text:span> de <text:span text:style-name="T5">l'histoire,</text:span> les <text:span text:style-name="T2">corps de texte</text:span> ainsi que les différents choix. Chaque histoire crée devra au préalable être validé par un admin avant d'être accessible sur le site. Pour modifier l'histoire à posteriori, son créateur peut créer de nouveaux choix ou corps de texte, ils ne seront validé que plus tard par un admin. S'il le créateur veut modifier des parties existantes, celles-ci seront sauvegarder jusqu'à la validation d'un adm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rty </meta:initial-creator>
    <meta:creation-date>2024-05-29T09:15:19.19</meta:creation-date>
    <dc:date>2024-06-06T16:25:18.01</dc:date>
    <dc:creator>Horty </dc:creator>
    <meta:editing-duration>PT11H9M26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5" meta:word-count="160" meta:character-count="1015"/>
  </office:meta>
</office:document-meta>
</file>